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 Practices and Architecture</text:p>
      <text:p text:style-name="P2"/>
      <text:p text:style-name="P1">Project Structure</text:p>
      <text:p text:style-name="P2">Application code can be split into sections:</text:p>
      <text:p text:style-name="P2"><text:tab/>Data Layer – database connection(context)</text:p>
      <text:p text:style-name="P2"><text:tab/>Domain Models – entity classes</text:p>
      <text:p text:style-name="P2"><text:tab/>Client – user-interaction, presentation and validation logic</text:p>
      <text:p text:style-name="P2"><text:tab/>Business Logic – data validation, transformations</text:p>
      <text:p text:style-name="P2"/>
      <text:p text:style-name="P2"><text:tab/>Reasons:</text:p>
      <text:p text:style-name="P2"><text:tab/>Easier to locate files when maintaining</text:p>
      <text:p text:style-name="P2"><text:tab/>Don't have to rebuild entire codebase after changes (DLLs)</text:p>
      <text:p text:style-name="P2"/>
      <text:p text:style-name="P2"><text:tab/></text:p>
      <text:p text:style-name="P1">Usage Optimization – Entity Framework Performance</text:p>
      <text:p text:style-name="P2"><text:tab/>Only fetch reqired data by filtering and projecting your queries</text:p>
      <text:p text:style-name="P2"><text:tab/><text:tab/>context.Employees</text:p>
      <text:p text:style-name="P2"><text:tab/><text:tab/><text:tab/>.Where( e=&gt; e.Salary &gt; 15000)</text:p>
      <text:p text:style-name="P2"><text:tab/><text:tab/><text:tab/>.Select(e =&gt; new { e.FirstName, e.LastName, e.Salary} </text:p>
      <text:p text:style-name="P2"><text:tab/>LINQ queries are executed each time the data is accessed</text:p>
      <text:list xml:id="list5927625909727641588" text:style-name="L1">
        <text:list-item>
          <text:list>
            <text:list-item>
              <text:list>
                <text:list-item>
                  <text:p text:style-name="P3">if materialized in a collection – ToList()</text:p>
                </text:list-item>
                <text:list-item>
                  <text:p text:style-name="P3">if the elements are eggregated – Count(), Average(), First()</text:p>
                </text:list-item>
                <text:list-item>
                  <text:p text:style-name="P3">When a property is accessed</text:p>
                </text:list-item>
              </text:list>
            </text:list-item>
          </text:list>
        </text:list-item>
      </text:list>
      <text:p text:style-name="P2"><text:tab/></text:p>
      <text:p text:style-name="P2"><text:tab/>Try to delay execution (materialization) until you actually need the results</text:p>
      <text:p text:style-name="P2"/>
      <text:p text:style-name="P2"><text:tab/>You can monitor query execution using Express Profiler</text:p>
      <text:p text:style-name="P2"/>
      <text:p text:style-name="P2"><text:tab/>EF will cache entities and compare the cache for changes</text:p>
      <text:list xml:id="list8148627381039047950" text:style-name="L2">
        <text:list-item>
          <text:list>
            <text:list-item>
              <text:p text:style-name="P4">Use Find() with change detection disabled</text:p>
              <text:p text:style-name="P4">try</text:p>
              <text:p text:style-name="P4">{</text:p>
              <text:list>
                <text:list-header>
                  <text:p text:style-name="P4">context.ChangeTracker.AutoDetectChangesEnabled = false;</text:p>
                  <text:p text:style-name="P4">var product = context.Products.Find(productId);</text:p>
                </text:list-header>
              </text:list>
              <text:p text:style-name="P4">}</text:p>
              <text:p text:style-name="P4">finally</text:p>
              <text:p text:style-name="P4">{</text:p>
              <text:list text:continue-numbering="true">
                <text:list-header>
                  <text:p text:style-name="P4">context.ChangeTrackerAutoDetectChangesEnabled = false;</text:p>
                </text:list-header>
              </text:list>
              <text:p text:style-name="P4">}</text:p>
              <text:p text:style-name="P4"/>
            </text:list-item>
          </text:list>
        </text:list-item>
      </text:list>
      <text:p text:style-name="P2"><text:tab/>When adding or updating a record, Entity framework makes a call to DetectChanges()</text:p>
      <text:p text:style-name="P2"><text:tab/>Use AddRange() and RemoveRange() to reduce calls</text:p>
      <text:p text:style-name="P2"><text:tab/></text:p>
      <text:p text:style-name="P2"><text:tab/>Entity Framework builds associations and tracks changes for every loaded entity</text:p>
      <text:p text:style-name="P2"><text:tab/>If we only want to display data, this process is redundant</text:p>
      <text:p text:style-name="P2"><text:tab/>Disable tracking: Note – this also disables caching!</text:p>
      <text:p text:style-name="P2"/>
      <text:p text:style-name="P2"><text:tab/>context.Products</text:p>
      <text:p text:style-name="P2"><text:tab/> <text:s text:c="2"/>.<text:span text:style-name="T1">AsNoTracking()</text:span></text:p>
      <text:p text:style-name="P2"><text:tab/> <text:s text:c="2"/>.Where(p =&gt; p.Price &lt; 150)</text:p>
      <text:p text:style-name="P2"><text:tab/> <text:s text:c="2"/>.ToList();</text:p>
      <text:p text:style-name="P2"/>
      <text:p text:style-name="P2"><text:tab/>Payload size and number of roundtrips to the database are inversely proportional</text:p>
      <text:list xml:id="list2325518371860286637" text:style-name="L3">
        <text:list-item>
          <text:list>
            <text:list-item>
              <text:p text:style-name="P5">Lazy – less data, more queries</text:p>
            </text:list-item>
            <text:list-item>
              <text:p text:style-name="P5">Eager – more data, less queries</text:p>
            </text:list-item>
          </text:list>
        </text:list-item>
      </text:list>
      <text:p text:style-name="P2"><text:tab/></text:p>
      <text:p text:style-name="P2"><text:tab/>Do you need to access many navigation properties from the fetched entities?</text:p>
      <text:p text:style-name="P2"><text:tab/>-No – Lazy for large payloads, Eager for small</text:p>
      <text:p text:style-name="P2"><text:tab/>-Yes – Eager ;padomg for up to three entities, Lazy for more</text:p>
      <text:p text:style-name="P2"/>
      <text:p text:style-name="P2"><text:tab/>Do you know exactly what data will be needed runtime?</text:p>
      <text:p text:style-name="P2"><text:tab/>- No - Lazy</text:p>
      <text:list xml:id="list152675200988143403" text:style-name="L5">
        <text:list-item>
          <text:list>
            <text:list-item>
              <text:p text:style-name="P6">Yes – Eager at first</text:p>
              <text:p text:style-name="P6"/>
            </text:list-item>
          </text:list>
        </text:list-item>
      </text:list>
      <text:p text:style-name="P2"><text:tab/>Is your code executing far from database? (increased network latency)</text:p>
      <text:p text:style-name="P2"><text:tab/>-No – Lazy will simplify your codel don't take database proximity for granted</text:p>
      <text:p text:style-name="P2"><text:tab/>-Yes – Depending on scenario Eager will reqire fewer round trips</text:p>
      <text:p text:style-name="P2"/>
      <text:p text:style-name="P2"><text:tab/>Always test application-wide performance, only optimize if results aren't satisfactory</text:p>
      <text:p text:style-name="P2"/>
      <text:p text:style-name="P2"><text:tab/>Always test</text:p>
      <text:p text:style-name="P2"/>
      <text:p text:style-name="P2"/>
      <text:p text:style-name="P1">Design Patterns</text:p>
      <text:p text:style-name="P2"><text:tab/><text:span text:style-name="T1">Singleton</text:span> <text:s/>- Ensure a class has only one instance and provide a global point of access to it</text:p>
      <text:p text:style-name="P2"><text:tab/>Has private constructor that creates an instance only the first time it is called</text:p>
      <text:p text:style-name="P2"><text:tab/><text:tab/>public class Authenticator</text:p>
      <text:p text:style-name="P2"><text:tab/><text:tab/>{</text:p>
      <text:p text:style-name="P2"><text:tab/><text:tab/><text:tab/>private static Authenticator instance;</text:p>
      <text:p text:style-name="P2"><text:tab/><text:tab/><text:tab/>private Authenticator() { ... }</text:p>
      <text:p text:style-name="P2"><text:tab/><text:tab/><text:tab/>public static Authenticator Instance</text:p>
      <text:p text:style-name="P2"><text:tab/><text:tab/><text:tab/> <text:s text:c="2"/>{</text:p>
      <text:p text:style-name="P2"><text:tab/><text:tab/><text:tab/> <text:s text:c="4"/>if (this.instance == null) </text:p>
      <text:p text:style-name="P2"><text:tab/><text:tab/><text:tab/><text:tab/>{</text:p>
      <text:p text:style-name="P2"><text:tab/><text:tab/><text:tab/><text:tab/> <text:s text:c="2"/>this.instance = new Authenticator();</text:p>
      <text:p text:style-name="P2"><text:tab/><text:tab/><text:tab/><text:tab/> <text:s text:c="2"/>return instance;</text:p>
      <text:p text:style-name="P2"><text:tab/><text:tab/><text:tab/><text:tab/>}</text:p>
      <text:p text:style-name="P2"><text:tab/><text:tab/><text:tab/> <text:s text:c="2"/>}</text:p>
      <text:p text:style-name="P2"><text:tab/><text:tab/>}<text:tab/><text:tab/></text:p>
      <text:p text:style-name="P2"/>
      <text:p text:style-name="P2"><text:tab/><text:span text:style-name="T1">Service Locator</text:span> – Make a service available globally and decouple the calling class from the dependent object</text:p>
      <text:p text:style-name="P2"><text:tab/><text:tab/>Service locator has two methods – AddService and GetService</text:p>
      <text:p text:style-name="P2"><text:tab/><text:tab/>Used where we can't use Dependency Injection</text:p>
      <text:p text:style-name="P2"/>
      <text:p text:style-name="P2"/>
      <text:p text:style-name="P2"><text:tab/><text:span text:style-name="T1">Dependency Injection</text:span> – no client code has to be changed simply beacause an object it depends on needs to be changed to a different one</text:p>
      <text:p text:style-name="P2"><text:tab/></text:p>
      <text:p text:style-name="P2"><text:span text:style-name="T1"/></text:p>
      <text:p text:style-name="P2"><text:span text:style-name="T1"><text:tab/>Command</text:span> – Encapsulate a request as a object, allowing delayed execution, undo and replay</text:p>
      <text:p text:style-name="P2"><text:tab/><text:tab/></text:p>
      <text:p text:style-name="P2"><text:span text:style-name="T1"><text:tab/><text:tab/></text:span></text:p>
      <text:p text:style-name="P2"><text:span text:style-name="T1"><text:tab/>Repository</text:span> – Separates the data access logic and maps it to the entities in the business logic</text:p>
      <text:p text:style-name="P2"><text:tab/><text:tab/>It works with the domain entities and performs data access logic</text:p>
      <text:p text:style-name="P2"><text:tab/><text:tab/>The domain entities, the data access logic and the business logic talk to each other using interfaces</text:p>
      <text:p text:style-name="P2"><text:span text:style-name="T1"><text:tab/><text:tab/></text:span>Hides the details of data access from the business logic</text:p>
      <text:p text:style-name="P2"><text:tab/><text:tab/>Business logic can access the data object without having knowledge of the undelaying data access architecture</text:p>
      <text:p text:style-name="P2"/>
      <text:p text:style-name="P2"><text:span text:style-name="T1"><text:tab/>Unit of Work</text:span> – Used to group one or more queries into a single transaction or "unit of work", so that all operations either pass or fail as one</text:p>
      <text:p text:style-name="P2"><text:tab/><text:tab/>Serves one purpose: to make that when you use multiple repositories, they share a single database context</text:p>
      <text:p text:style-name="P2"><text:tab/><text:tab/>With Unit of Work, you might also choose to implement Undo/Rollback functionality</text:p>
      <text:p text:style-name="P2"><text:tab/><text:tab/>When using EF Core, the recommended approach to undo is to discard your context with the changes you are interested in undoing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note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M39S</meta:editing-duration>
    <meta:editing-cycles>34</meta:editing-cycles>
    <meta:generator>OpenOffice/4.1.6$Win32 OpenOffice.org_project/416m1$Build-9790</meta:generator>
    <dc:date>2019-04-07T18:37:00.30</dc:date>
    <meta:document-statistic meta:table-count="0" meta:image-count="0" meta:object-count="0" meta:page-count="1" meta:paragraph-count="94" meta:word-count="649" meta:character-count="4152"/>
    <meta:user-defined meta:name="Info 1"/>
    <meta:user-defined meta:name="Info 2"/>
    <meta:user-defined meta:name="Info 3"/>
    <meta:user-defined meta:name="Info 4"/>
  </office:meta>
</office:document-meta>
</file>